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70c" officeooo:paragraph-rsid="0001d70c"/>
    </style:style>
    <style:style style:name="P2" style:family="paragraph" style:parent-style-name="Standard">
      <style:text-properties fo:font-size="16pt" officeooo:rsid="0001d70c" officeooo:paragraph-rsid="0001d70c" style:font-size-asian="16pt" style:font-size-complex="16pt"/>
    </style:style>
    <style:style style:name="P3" style:family="paragraph" style:parent-style-name="Standard">
      <style:text-properties fo:font-size="16pt" officeooo:rsid="0003ab5b" officeooo:paragraph-rsid="0003ab5b" style:font-size-asian="14pt" style:font-size-complex="16pt"/>
    </style:style>
    <style:style style:name="P4" style:family="paragraph" style:parent-style-name="Standard">
      <style:text-properties fo:font-size="18pt" officeooo:rsid="0001d70c" officeooo:paragraph-rsid="0001d70c" style:font-size-asian="18pt" style:font-size-complex="18pt"/>
    </style:style>
    <style:style style:name="P5" style:family="paragraph" style:parent-style-name="Standard">
      <style:text-properties fo:font-size="12pt" officeooo:rsid="0001d70c" officeooo:paragraph-rsid="0001d70c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372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72e7" style:font-weight-asian="bold" style:font-weight-complex="bold"/>
    </style:style>
    <style:style style:name="T5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nalysis</text:span></text:p>
      <text:p text:style-name="P4">TigerBook Social Network</text:p>
      <text:p text:style-name="P5"/>
      <text:p text:style-name="P3">Options: <text:span text:style-name="T1">Created new user (n), Broadcast (b), Unicast (u), Multicast (m), Wall page (w), </text:span></text:p>
      <text:p text:style-name="P3"><text:span text:style-name="T1">Home page (h), Create new group (g), Join a group (j), Switch user (s), Quit (q) </text:span></text:p>
      <text:p text:style-name="P5"/>
      <text:p text:style-name="P2">Basic Flow of Events:</text:p>
      <text:p text:style-name="P5"/>
      <text:p text:style-name="P5">1. User is asked to choose an option.</text:p>
      <text:p text:style-name="P5"><text:tab/>a. <text:span text:style-name="T3">n</text:span> is chosen, user is prompted to enter user name.</text:p>
      <text:p text:style-name="P5"><text:tab/>b. user name is created.</text:p>
      <text:p text:style-name="P5"><text:tab/><text:span text:style-name="T2">c. Welcome statement is printed</text:span></text:p>
      <text:p text:style-name="P5">2. User is asked to choose an option.</text:p>
      <text:p text:style-name="P5"><text:tab/>a. <text:span text:style-name="T3">g</text:span> is chosen, user is prompted to enter group name.</text:p>
      <text:p text:style-name="P5"><text:tab/>b. group is created.</text:p>
      <text:p text:style-name="P5"><text:tab/><text:span text:style-name="T2">c. statement for created group is printed.</text:span></text:p>
      <text:p text:style-name="P5">3. User is asked to choose an option.</text:p>
      <text:p text:style-name="P5"><text:tab/>a. <text:span text:style-name="T3">j</text:span> is chosen, user is prompted to enter a group name.</text:p>
      <text:p text:style-name="P5"><text:tab/>b. group is joined.</text:p>
      <text:p text:style-name="P5"><text:tab/><text:span text:style-name="T2">c. statement for joined group is printed.</text:span></text:p>
      <text:p text:style-name="P5">4. User is asked to choose an option.</text:p>
      <text:p text:style-name="P5"><text:tab/>a. <text:span text:style-name="T3">b</text:span> is chosen, user is prompted to enter a broadcast message.</text:p>
      <text:p text:style-name="P5"><text:tab/>b. user enters message.</text:p>
      <text:p text:style-name="P5">5. User is asked to choose an option.</text:p>
      <text:p text:style-name="P5"><text:tab/>a. <text:span text:style-name="T3">m</text:span> is chosen, user <text:span text:style-name="T2">is prompted to enter group name for multicast.</text:span></text:p>
      <text:p text:style-name="P5"><text:tab/><text:span text:style-name="T2">b. once group name is entered, user is prompted to enter a message.</text:span></text:p>
      <text:p text:style-name="P5"><text:tab/><text:span text:style-name="T2">c. user enters message.</text:span></text:p>
      <text:p text:style-name="P5">6. User is asked to choose an option.</text:p>
      <text:p text:style-name="P5"><text:tab/><text:span text:style-name="T2">a. </text:span><text:span text:style-name="T4">u</text:span><text:span text:style-name="T2"> is chosen, user is prompted to enter a recipient’s name for unicast.</text:span></text:p>
      <text:p text:style-name="P5"><text:tab/><text:span text:style-name="T2">b. once recipient’s name is enter, user is prompted to enter a message.</text:span></text:p>
      <text:p text:style-name="P5"><text:tab/><text:span text:style-name="T2">c. user enters message.</text:span></text:p>
      <text:p text:style-name="P5">7. User is asked to choose an option.</text:p>
      <text:p text:style-name="P5"><text:tab/><text:span text:style-name="T2">a.</text:span><text:span text:style-name="T4"> h</text:span><text:span text:style-name="T2"> is chosen, user’s home page is displayed.</text:span></text:p>
      <text:p text:style-name="P5"><text:tab/><text:span text:style-name="T2">b. user is given the option of viewing messages.</text:span></text:p>
      <text:p text:style-name="P5"><text:tab/><text:span text:style-name="T2">c. user enters yes, then the messages are displayed.</text:span></text:p>
      <text:p text:style-name="P5">8. User is asked to choose an option.</text:p>
      <text:p text:style-name="P5"><text:tab/><text:span text:style-name="T2">a. </text:span><text:span text:style-name="T4">s</text:span><text:span text:style-name="T2"> is chosen, user is prompted to enter the next user’s name. </text:span></text:p>
      <text:p text:style-name="P5"><text:tab/><text:span text:style-name="T2">b. once the next user’s name is entered, user is switched.</text:span></text:p>
      <text:p text:style-name="P5"><text:tab/><text:span text:style-name="T2">c. welcome statement is printed </text:span></text:p>
      <text:p text:style-name="P5">9. User is asked to choose an option.</text:p>
      <text:p text:style-name="P5"><text:tab/><text:span text:style-name="T2">a. </text:span><text:span text:style-name="T4">w</text:span><text:span text:style-name="T2"> is chosen, wall page of user is displayed.</text:span></text:p>
      <text:p text:style-name="P5"><text:tab/><text:span text:style-name="T2">b. user is given the option of viewing messages.</text:span></text:p>
      <text:p text:style-name="P5"><text:tab/><text:span text:style-name="T2">c. user enter yes, then messages are displayed.</text:span></text:p>
      <text:p text:style-name="P5">10. User is asked to choose an option.</text:p>
      <text:p text:style-name="P5"><text:tab/><text:span text:style-name="T2">a. </text:span><text:span text:style-name="T4">q</text:span><text:span text:style-name="T2"> is chosen, user exits.</text:span></text:p>
      <text:p text:style-name="P5"><text:tab/><text:span text:style-name="T2">b. Thank you statement is pri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53:40.434213127</meta:creation-date>
    <meta:generator>LibreOffice/5.1.4.2$Linux_X86_64 LibreOffice_project/10m0$Build-2</meta:generator>
    <dc:date>2017-09-28T16:25:17.967053269</dc:date>
    <meta:editing-duration>PT10M6S</meta:editing-duration>
    <meta:editing-cycles>3</meta:editing-cycles>
    <meta:document-statistic meta:table-count="0" meta:image-count="0" meta:object-count="0" meta:page-count="1" meta:paragraph-count="43" meta:word-count="356" meta:character-count="1871" meta:non-whitespace-character-count="1526"/>
  </office:meta>
</office:document-meta>
</file>